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  <style:text-properties fo:font-variant="normal" fo:text-transform="none" fo:color="#000000" style:text-line-through-style="none" style:font-name="Arial" fo:font-size="11pt" fo:font-style="normal" style:text-underline-style="none" fo:font-weight="bold" style:text-blinking="false" fo:background-color="transparent" style:font-style-asian="normal" style:font-style-complex="normal"/>
    </style:style>
    <style:style style:name="P2" style:family="paragraph" style:parent-style-name="Standard">
      <style:paragraph-properties fo:margin-top="0in" fo:margin-bottom="0in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margin-top="0in" fo:margin-bottom="0in">
        <style:tab-stops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style-asian="normal" style:font-style-complex="normal"/>
    </style:style>
    <style:style style:name="P4" style:family="paragraph" style:parent-style-name="Standard">
      <style:paragraph-properties fo:margin-top="0in" fo:margin-bottom="0.1965in"/>
      <style:text-properties fo:font-variant="normal" fo:text-transform="none" fo:color="#000000" style:text-line-through-style="none" style:font-name="Arial" fo:font-size="11pt" fo:font-style="normal" style:text-underline-style="none" fo:font-weight="bold" style:text-blinking="false" fo:background-color="transparent" style:font-style-asian="normal" style:font-style-complex="normal"/>
    </style:style>
    <style:style style:name="P5" style:family="paragraph" style:parent-style-name="Standard">
      <style:paragraph-properties fo:margin-top="0in" fo:margin-bottom="0.1965in"/>
      <style:text-properties style:font-name="Arial" fo:font-style="normal" style:font-style-asian="normal" style:font-style-complex="normal"/>
    </style:style>
    <style:style style:name="P6" style:family="paragraph" style:parent-style-name="Standard">
      <style:paragraph-properties fo:margin-top="0in" fo:margin-bottom="0.1965in"/>
      <style:text-properties style:font-name="Arial" fo:font-style="normal" fo:background-color="#ffffff" style:font-style-asian="normal" style:font-style-complex="normal"/>
    </style:style>
    <style:style style:name="P7" style:family="paragraph" style:parent-style-name="Standard">
      <style:text-properties style:font-name="Arial"/>
    </style:style>
    <style:style style:name="P8" style:family="paragraph" style:parent-style-name="Text_20_body">
      <style:text-properties style:font-name="Arial" fo:font-style="normal" style:font-style-asian="normal" style:font-style-complex="normal"/>
    </style:style>
    <style:style style:name="P9" style:family="paragraph" style:parent-style-name="Text_20_body"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style-asian="normal" style:font-style-complex="normal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1pt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1pt" style:text-underline-style="none" style:text-blinking="false" fo:background-color="transparent" style:font-size-asian="11pt" style:font-size-complex="11pt"/>
    </style:style>
    <style:style style:name="T4" style:family="text">
      <style:text-properties fo:font-variant="normal" fo:text-transform="none" fo:color="#000000" style:text-line-through-style="none" fo:font-size="11pt" style:text-underline-style="none" fo:font-weight="normal" style:text-blinking="false"/>
    </style:style>
    <style:style style:name="T5" style:family="text">
      <style:text-properties fo:font-variant="normal" fo:text-transform="none" fo:color="#000000" style:text-line-through-style="none" fo:font-size="11pt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ize="11pt" style:text-underline-style="none" fo:font-weight="normal" style:text-blinking="false" fo:background-color="transparent" style:font-size-asian="11pt" style:font-size-complex="11pt"/>
    </style:style>
    <style:style style:name="T7" style:family="text">
      <style:text-properties fo:font-variant="normal" fo:text-transform="none" fo:color="#000000" style:text-line-through-style="none" fo:font-size="11pt" style:text-underline-style="none" fo:font-weight="normal" style:text-blinking="false" fo:background-color="#ffffff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Julia Colavita</text:p>
      <text:p text:style-name="P2"/>
      <text:p text:style-name="P2">Lives and works in Brooklyn, NY</text:p>
      <text:p text:style-name="P4"/>
      <text:p text:style-name="P5"><text:bookmark text:name="internal-source-marker_0.2165333482455284"/><text:span text:style-name="T2">Education</text:span><text:line-break/></text:p>
      <text:p text:style-name="P6"><text:span text:style-name="T4">2010        New York Academy of Art-MFA Painting</text:span><text:line-break/><text:span text:style-name="T4">2005        Hartwick College- BA Studio Art, Concentration in Painting</text:span><text:line-break/></text:p>
      <text:p text:style-name="P5"><text:span text:style-name="T2">Group Exhibitions</text:span><text:line-break/></text:p>
      <text:p text:style-name="P5"><text:span text:style-name="T8">2012<text:tab/>Para-Projections, Bushwick Open Studios, Brooklyn, NY <text:s text:c="31"/><text:tab/>INDOOR/OUTDOOR, Curated by BklynHaus, Create NYC, New York, NY <text:s text:c="21"/><text:tab/>Affordable Art Fair, Recent Graduates Curated by Suzana Diamond, New York, NY<text:tab/>Obsessions, Fireproof Gallery, Booklyn NY</text:span></text:p>
      <text:p text:style-name="P3">20<text:span text:style-name="T9">11    Holiday </text:span>Salon, Lesley Heller Gallery, New York, NY</text:p>
      <text:p text:style-name="P3"><text:tab/>Foolsgold Sanctuary, Exhibtion Benefit for Catskill Animal Sanctuary, 94 Prince St. Gallery, <text:s text:c="2"/><text:tab/>New York, NY</text:p>
      <text:p text:style-name="P3"><text:tab/>Curate NYC Online Exhibition, Curated by Lowery Stokes Sims, Curater of the Museum of Arts <text:tab/>and Design</text:p>
      <text:p text:style-name="P5"><text:span text:style-name="T5"><text:tab/></text:span><text:span text:style-name="T6">Contemporary Abstractions,</text:span><text:span text:style-name="T3"> Powerhouse Arena, Brooklyn, NY, Curated by Mighty Tanaka, </text:span><text:span text:style-name="T6"><text:s/><text:tab/></text:span><text:span text:style-name="T5">Vander-Onderdonk Sculpture Garden, V.O. House, Brooklyn, NY <text:tab/><text:tab/><text:tab/><text:tab/><text:tab/>Group Exhibition, Broadway Gallery, New York, NY</text:span></text:p>
      <text:p text:style-name="P8"><text:span text:style-name="T5">201</text:span><text:span text:style-name="T7">0    12”x1</text:span><text:span text:style-name="T5">2”, Mighty Tanaka, Brooklyn, NY<text:tab/><text:tab/><text:tab/><text:tab/><text:tab/><text:tab/><text:tab/><text:tab/><text:tab/>XXX,</text:span><text:span text:style-name="T1"> </text:span><text:span text:style-name="T5">New York Academy of Art, New York, NY<text:tab/><text:tab/><text:tab/><text:tab/><text:tab/><text:tab/>Drawing of the Year, Camel Art Space, Brooklyn, NY<text:tab/><text:tab/><text:tab/><text:tab/><text:tab/><text:tab/>You Naughty Children, New York Academy of Art, New York, NY</text:span></text:p>
      <text:p text:style-name="P9"/>
      <text:p text:style-name="P8"><text:span text:style-name="T5">2009<text:tab/></text:span><text:span text:style-name="T5">The Resident Faction</text:span><text:span text:style-name="T5">, Camel Art Space, Brooklyn, NY<text:tab/><text:tab/><text:tab/><text:tab/><text:tab/><text:tab/><text:tab/></text:span><text:span text:style-name="T5">Brooklyn Artillery</text:span><text:span text:style-name="T5">, Castle Braid, Brooklyn, NY<text:tab/><text:tab/><text:tab/><text:tab/><text:tab/><text:tab/></text:span><text:span text:style-name="T5">Brooklyn Licks</text:span><text:span text:style-name="T5">, New York Center for Arts and Media Studies, New York, NY<text:tab/><text:tab/><text:tab/></text:span><text:span text:style-name="T5">Altre Colori,</text:span><text:span text:style-name="T1"> </text:span><text:span text:style-name="T5">Pescara, Italy</text:span></text:p>
      <text:p text:style-name="P9"/>
      <text:p text:style-name="P8"><text:span text:style-name="T5">20</text:span><text:span text:style-name="T7">08    Gro</text:span><text:span text:style-name="T5">up Pop-up Show, Bleeker Street, New York, NY<text:tab/><text:tab/><text:tab/><text:tab/><text:tab/>Student Exhibition, PriceWaterhouseCooper’s, New York, NY<text:tab/><text:tab/><text:tab/><text:tab/><text:tab/>Abstractions,</text:span><text:span text:style-name="T1"> </text:span><text:span text:style-name="T5">Ogilvy and Mather, New York, NY</text:span></text:p>
      <text:p text:style-name="P9"/>
      <text:p text:style-name="P9">2007<text:tab/>Group Show, Java Studios, Brooklyn, NY<text:tab/><text:tab/><text:tab/><text:tab/><text:tab/><text:tab/><text:tab/>Student Show, Art Students League of New York, New York, NY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a Colavita</meta:initial-creator>
    <meta:creation-date>2011-08-11T11:49:02</meta:creation-date>
    <dc:date>2012-06-06T17:06:29</dc:date>
    <dc:creator>Julia Colavita</dc:creator>
    <meta:editing-duration>PT14M10S</meta:editing-duration>
    <meta:editing-cycles>3</meta:editing-cycles>
    <meta:generator>OpenOffice.org/3.3$Unix OpenOffice.org_project/330m20$Build-9567</meta:generator>
    <meta:document-statistic meta:table-count="0" meta:image-count="0" meta:object-count="0" meta:page-count="1" meta:paragraph-count="14" meta:word-count="232" meta:character-count="1669"/>
  </office:meta>
</office:document-meta>
</file>